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paragraph-rsid="00190c21" style:font-weight-asian="bold" style:font-weight-complex="bold"/>
    </style:style>
    <style:style style:name="P2" style:family="paragraph" style:parent-style-name="Standard">
      <style:text-properties style:text-underline-style="none" fo:font-weight="normal" officeooo:paragraph-rsid="00190c21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bold" officeooo:paragraph-rsid="00190c21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normal" officeooo:paragraph-rsid="00190c2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90c2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los Vogelfrei Herzensfroh</text:p>
      <text:p text:style-name="P1"/>
      <text:p text:style-name="P1">1.Strophe:</text:p>
      <text:p text:style-name="P2">Alle streben nur nach Glück, leben für nen schönen Sinn</text:p>
      <text:p text:style-name="P2">suchen nach dem ersten Blick, Liebe oder einem Fick </text:p>
      <text:p text:style-name="P2">machen sich tausend Gedanken und ich will mich hier bedanken</text:p>
      <text:p text:style-name="P2">denn ihr fragt nach Grund und Sinn obwohl ich grundlos fröhlich bin</text:p>
      <text:p text:style-name="P3">Refrain:</text:p>
      <text:p text:style-name="P4">weil es mich nicht intressiert, was so um mich rum passiert,</text:p>
      <text:p text:style-name="P4">ich find einfach alles schön, hast du den Vogel dort gesehn,</text:p>
      <text:p text:style-name="P4">ist es hell so bin ich froh, ist es dunkel ebenso</text:p>
      <text:p text:style-name="P4">so macht mir das Leben Spaß, dumm und glücklich, kein Problem</text:p>
      <text:p text:style-name="P3">2. Strophe</text:p>
      <text:p text:style-name="P2">seitdem ich nicht mehr nachdenke ist mein Leben voller Licht</text:p>
      <text:p text:style-name="P2">lieb die Welt so wie sie ist, denn dann liebt die Welt auch dich </text:p>
      <text:p text:style-name="P2">früher wollt ich noch verändern was mir ungerecht erschien </text:p>
      <text:p text:style-name="P2">jetzt lieg ich hier auf der Wiese freue mich an all dem Grün</text:p>
      <text:p text:style-name="P1">Refrain</text:p>
      <text:p text:style-name="P1">3. Strophe:</text:p>
      <text:p text:style-name="P2">kommt dann mal ein Polizist, fragt mich warum ich hier lieg</text:p>
      <text:p text:style-name="P2">sag ich fröhlich komm doch her, statt dass du dich selbst belügst</text:p>
      <text:p text:style-name="P2">du musst niemand kontrollieren ich sag freu dich lieber mal</text:p>
      <text:p text:style-name="P2">da nimmt er mich auf die Wache doch mir ist das scheißegal</text:p>
      <text:p text:style-name="P1">Refrain</text:p>
      <text:p text:style-name="P1">4. Strophe:</text:p>
      <text:p text:style-name="P2">Drogen sowas brauch ich nicht, meine Freude kommt von innen </text:p>
      <text:p text:style-name="P2">denn bevor ich mich zerstör, freu ich mich an meinen Sinnen </text:p>
      <text:p text:style-name="P2">Liebeskummer hab ich nie, schließlich liebe ich doch jeden</text:p>
      <text:p text:style-name="P2">mitten in dem Alltagsgrau sehe ich den Garten Eden</text:p>
      <text:p text:style-name="P1">Refrain 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7:01.708740914</meta:creation-date>
    <dc:date>2016-02-26T12:07:17.058251710</dc:date>
    <dc:creator>oxymoronist </dc:creator>
    <meta:editing-duration>PT15S</meta:editing-duration>
    <meta:editing-cycles>1</meta:editing-cycles>
    <meta:document-statistic meta:table-count="0" meta:image-count="0" meta:object-count="0" meta:page-count="1" meta:paragraph-count="29" meta:word-count="230" meta:character-count="1283" meta:non-whitespace-character-count="1077"/>
    <meta:generator>LibreOffice/4.3.3.2$Linux_X86_64 LibreOffice_project/430m0$Build-2</meta:generator>
  </office:meta>
</office:document-meta>
</file>